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5.919cm" fo:margin-left="0cm" fo:margin-top="0cm" fo:margin-bottom="0cm" table:align="left" style:writing-mode="page"/>
    </style:style>
    <style:style style:name="Tabla1.A" style:family="table-column">
      <style:table-column-properties style:column-width="2.175cm"/>
    </style:style>
    <style:style style:name="Tabla1.B" style:family="table-column">
      <style:table-column-properties style:column-width="2.245cm"/>
    </style:style>
    <style:style style:name="Tabla1.C" style:family="table-column">
      <style:table-column-properties style:column-width="2.267cm"/>
    </style:style>
    <style:style style:name="Tabla1.D" style:family="table-column">
      <style:table-column-properties style:column-width="1.812cm"/>
    </style:style>
    <style:style style:name="Tabla1.E" style:family="table-column">
      <style:table-column-properties style:column-width="2.335cm"/>
    </style:style>
    <style:style style:name="Tabla1.F" style:family="table-column">
      <style:table-column-properties style:column-width="3.364cm"/>
    </style:style>
    <style:style style:name="Tabla1.G" style:family="table-column">
      <style:table-column-properties style:column-width="1.72cm"/>
    </style:style>
    <style:style style:name="Tabla1.1" style:family="table-row">
      <style:table-row-properties style:min-row-height="1.358cm" fo:keep-together="auto"/>
    </style:style>
    <style:style style:name="Tabla1.A1" style:family="table-cell">
      <style:table-cell-properties style:vertical-align="" fo:padding="0.176cm" fo:border="none"/>
    </style:style>
    <style:style style:name="P1" style:family="paragraph" style:parent-style-name="Heading_20_2">
      <style:paragraph-properties fo:margin-top="0.494cm" fo:margin-bottom="0.212cm" style:contextual-spacing="false" fo:line-height="100%" fo:text-align="justify" style:justify-single-word="false" fo:keep-together="auto" fo:keep-with-next="auto"/>
    </style:style>
    <style:style style:name="P2" style:family="paragraph" style:parent-style-name="Heading_20_2">
      <style:paragraph-properties fo:margin-top="0.423cm" fo:margin-bottom="0.423cm" style:contextual-spacing="false" fo:line-height="100%" fo:text-align="justify" style:justify-single-word="false"/>
    </style:style>
    <style:style style:name="P3" style:family="paragraph" style:parent-style-name="Heading_20_2">
      <style:paragraph-properties fo:margin-top="0cm" fo:margin-bottom="0.423cm" style:contextual-spacing="false" fo:line-height="100%" fo:text-align="justify" style:justify-single-word="false" fo:break-before="page"/>
    </style:style>
    <style:style style:name="P4" style:family="paragraph" style:parent-style-name="normal" style:master-page-name="Standard">
      <style:paragraph-properties fo:margin-top="0.423cm" fo:margin-bottom="0.423cm" style:contextual-spacing="false" fo:line-height="100%" fo:text-align="center" style:justify-single-word="false" style:page-number="1"/>
    </style:style>
    <style:style style:name="P5" style:family="paragraph" style:parent-style-name="normal" style:list-style-name="WWNum15">
      <style:paragraph-properties fo:margin-left="1.27cm" fo:margin-top="0.423cm" fo:margin-bottom="0cm" style:contextual-spacing="false" fo:line-height="100%" fo:text-align="justify" style:justify-single-word="false" fo:text-indent="-0.635cm" style:auto-text-indent="false"/>
    </style:style>
    <style:style style:name="P6" style:family="paragraph" style:parent-style-name="normal" style:list-style-name="WWNum15">
      <style:paragraph-properties fo:margin-left="1.27cm" fo:margin-top="0cm" fo:margin-bottom="0cm" style:contextual-spacing="false" fo:line-height="100%" fo:text-align="justify" style:justify-single-word="false" fo:text-indent="-0.635cm" style:auto-text-indent="false"/>
    </style:style>
    <style:style style:name="P7" style:family="paragraph" style:parent-style-name="normal" style:list-style-name="WWNum15">
      <style:paragraph-properties fo:margin-left="2.54cm" fo:margin-top="0cm" fo:margin-bottom="0cm" style:contextual-spacing="false" fo:line-height="100%" fo:text-align="justify" style:justify-single-word="false" fo:text-indent="-0.635cm" style:auto-text-indent="false"/>
    </style:style>
    <style:style style:name="P8" style:family="paragraph" style:parent-style-name="normal" style:list-style-name="WWNum15">
      <style:paragraph-properties fo:margin-left="2.54cm" fo:margin-top="0cm" fo:margin-bottom="0.423cm" style:contextual-spacing="false" fo:line-height="100%" fo:text-align="justify" style:justify-single-word="false" fo:text-indent="-0.635cm" style:auto-text-indent="false"/>
    </style:style>
    <style:style style:name="P9" style:family="paragraph" style:parent-style-name="normal">
      <style:paragraph-properties fo:margin-left="0cm" fo:margin-top="0.423cm" fo:margin-bottom="0.423cm" style:contextual-spacing="false" fo:line-height="100%" fo:text-align="justify" style:justify-single-word="false" fo:text-indent="0cm" style:auto-text-indent="false"/>
    </style:style>
    <style:style style:name="P10" style:family="paragraph" style:parent-style-name="normal" style:list-style-name="WWNum8">
      <style:paragraph-properties fo:margin-left="1.27cm" fo:margin-top="0.423cm" fo:margin-bottom="0cm" style:contextual-spacing="false" fo:line-height="100%" fo:text-align="justify" style:justify-single-word="false" fo:text-indent="-0.635cm" style:auto-text-indent="false"/>
    </style:style>
    <style:style style:name="P11" style:family="paragraph" style:parent-style-name="normal" style:list-style-name="WWNum8">
      <style:paragraph-properties fo:margin-left="1.27cm" fo:margin-top="0cm" fo:margin-bottom="0cm" style:contextual-spacing="false" fo:line-height="100%" fo:text-align="justify" style:justify-single-word="false" fo:text-indent="-0.635cm" style:auto-text-indent="false"/>
    </style:style>
    <style:style style:name="P12" style:family="paragraph" style:parent-style-name="normal" style:list-style-name="WWNum8">
      <style:paragraph-properties fo:margin-left="1.27cm" fo:margin-top="0cm" fo:margin-bottom="0.423cm" style:contextual-spacing="false" fo:line-height="100%" fo:text-align="justify" style:justify-single-word="false" fo:text-indent="-0.635cm" style:auto-text-indent="false"/>
    </style:style>
    <style:style style:name="P13" style:family="paragraph" style:parent-style-name="normal" style:list-style-name="WWNum11">
      <style:paragraph-properties fo:margin-left="1.27cm" fo:margin-top="0.423cm" fo:margin-bottom="0cm" style:contextual-spacing="false" fo:line-height="100%" fo:text-align="justify" style:justify-single-word="false" fo:text-indent="-0.635cm" style:auto-text-indent="false"/>
    </style:style>
    <style:style style:name="P14" style:family="paragraph" style:parent-style-name="normal" style:list-style-name="WWNum11">
      <style:paragraph-properties fo:margin-left="1.27cm" fo:margin-top="0cm" fo:margin-bottom="0cm" style:contextual-spacing="false" fo:line-height="100%" fo:text-align="justify" style:justify-single-word="false" fo:text-indent="-0.635cm" style:auto-text-indent="false"/>
    </style:style>
    <style:style style:name="P15" style:family="paragraph" style:parent-style-name="normal" style:list-style-name="WWNum11">
      <style:paragraph-properties fo:margin-left="1.27cm" fo:margin-top="0cm" fo:margin-bottom="0.423cm" style:contextual-spacing="false" fo:line-height="100%" fo:text-align="justify" style:justify-single-word="false" fo:text-indent="-0.635cm" style:auto-text-indent="false"/>
    </style:style>
    <style:style style:name="P16" style:family="paragraph" style:parent-style-name="normal">
      <style:paragraph-properties fo:margin-top="0.423cm" fo:margin-bottom="0.423cm" style:contextual-spacing="false" fo:line-height="100%" fo:text-align="justify" style:justify-single-word="false"/>
    </style:style>
    <style:style style:name="P17" style:family="paragraph" style:parent-style-name="normal" style:list-style-name="WWNum13">
      <style:paragraph-properties fo:margin-left="1.27cm" fo:margin-top="0.423cm" fo:margin-bottom="0cm" style:contextual-spacing="false" fo:line-height="100%" fo:text-align="justify" style:justify-single-word="false" fo:text-indent="-0.635cm" style:auto-text-indent="false"/>
    </style:style>
    <style:style style:name="P18" style:family="paragraph" style:parent-style-name="normal" style:list-style-name="WWNum13">
      <style:paragraph-properties fo:margin-left="2.54cm" fo:margin-top="0cm" fo:margin-bottom="0cm" style:contextual-spacing="false" fo:line-height="100%" fo:text-align="justify" style:justify-single-word="false" fo:text-indent="-0.635cm" style:auto-text-indent="false"/>
    </style:style>
    <style:style style:name="P19" style:family="paragraph" style:parent-style-name="normal" style:list-style-name="WWNum13">
      <style:paragraph-properties fo:margin-left="2.54cm" fo:margin-top="0cm" fo:margin-bottom="0.423cm" style:contextual-spacing="false" fo:line-height="100%" fo:text-align="justify" style:justify-single-word="false" fo:text-indent="-0.635cm" style:auto-text-indent="false"/>
    </style:style>
    <style:style style:name="P20" style:family="paragraph" style:parent-style-name="normal" style:list-style-name="WWNum6">
      <style:paragraph-properties fo:margin-left="1.27cm" fo:margin-top="0.423cm" fo:margin-bottom="0cm" style:contextual-spacing="false" fo:line-height="100%" fo:text-align="justify" style:justify-single-word="false" fo:text-indent="-0.635cm" style:auto-text-indent="false"/>
    </style:style>
    <style:style style:name="P21" style:family="paragraph" style:parent-style-name="normal" style:list-style-name="WWNum6">
      <style:paragraph-properties fo:margin-left="1.27cm" fo:margin-top="0cm" fo:margin-bottom="0cm" style:contextual-spacing="false" fo:line-height="100%" fo:text-align="justify" style:justify-single-word="false" fo:text-indent="-0.635cm" style:auto-text-indent="false"/>
    </style:style>
    <style:style style:name="P22" style:family="paragraph" style:parent-style-name="normal" style:list-style-name="WWNum6">
      <style:paragraph-properties fo:margin-left="1.27cm" fo:margin-top="0cm" fo:margin-bottom="0.423cm" style:contextual-spacing="false" fo:line-height="100%" fo:text-align="justify" style:justify-single-word="false" fo:text-indent="-0.635cm" style:auto-text-indent="false"/>
    </style:style>
    <style:style style:name="P23" style:family="paragraph" style:parent-style-name="normal">
      <style:paragraph-properties fo:margin-top="0.494cm" fo:margin-bottom="0cm" style:contextual-spacing="false" fo:line-height="100%" fo:text-align="justify" style:justify-single-word="false" fo:keep-together="auto" fo:keep-with-next="auto"/>
    </style:style>
    <style:style style:name="P24" style:family="paragraph" style:parent-style-name="normal">
      <style:paragraph-properties fo:margin-top="0.423cm" fo:margin-bottom="0.071cm" style:contextual-spacing="false" fo:line-height="100%" fo:text-align="justify" style:justify-single-word="false" fo:keep-together="auto" fo:keep-with-next="auto"/>
    </style:style>
    <style:style style:name="P25" style:family="paragraph" style:parent-style-name="normal">
      <style:paragraph-properties fo:margin-top="0.388cm" fo:margin-bottom="0.071cm" style:contextual-spacing="false" fo:line-height="100%" fo:text-align="justify" style:justify-single-word="false" fo:keep-together="auto" fo:keep-with-next="auto"/>
    </style:style>
    <style:style style:name="P26" style:family="paragraph" style:parent-style-name="normal" style:list-style-name="WWNum9">
      <style:paragraph-properties fo:margin-left="1.27cm" fo:margin-top="0.423cm" fo:margin-bottom="0cm" style:contextual-spacing="false" fo:line-height="100%" fo:text-indent="-0.635cm" style:auto-text-indent="false"/>
    </style:style>
    <style:style style:name="P27" style:family="paragraph" style:parent-style-name="normal" style:list-style-name="WWNum9">
      <style:paragraph-properties fo:margin-left="1.27cm" fo:margin-top="0cm" fo:margin-bottom="0.423cm" style:contextual-spacing="false" fo:line-height="100%" fo:text-indent="-0.635cm" style:auto-text-indent="false"/>
    </style:style>
    <style:style style:name="P28" style:family="paragraph" style:parent-style-name="normal" style:list-style-name="WWNum5">
      <style:paragraph-properties fo:margin-left="1.27cm" fo:margin-top="0.423cm" fo:margin-bottom="0cm" style:contextual-spacing="false" fo:line-height="100%" fo:text-indent="-0.635cm" style:auto-text-indent="false"/>
    </style:style>
    <style:style style:name="P29" style:family="paragraph" style:parent-style-name="normal" style:list-style-name="WWNum5">
      <style:paragraph-properties fo:margin-left="1.27cm" fo:margin-top="0cm" fo:margin-bottom="0cm" style:contextual-spacing="false" fo:line-height="100%" fo:text-indent="-0.635cm" style:auto-text-indent="false"/>
    </style:style>
    <style:style style:name="P30" style:family="paragraph" style:parent-style-name="normal" style:list-style-name="WWNum5">
      <style:paragraph-properties fo:margin-left="2.54cm" fo:margin-top="0cm" fo:margin-bottom="0cm" style:contextual-spacing="false" fo:line-height="100%" fo:text-indent="-0.635cm" style:auto-text-indent="false"/>
    </style:style>
    <style:style style:name="P31" style:family="paragraph" style:parent-style-name="normal" style:list-style-name="WWNum5">
      <style:paragraph-properties fo:margin-left="1.27cm" fo:margin-top="0cm" fo:margin-bottom="0.423cm" style:contextual-spacing="false" fo:line-height="100%" fo:text-indent="-0.635cm" style:auto-text-indent="false"/>
    </style:style>
    <style:style style:name="P32" style:family="paragraph" style:parent-style-name="normal" style:list-style-name="WWNum3">
      <style:paragraph-properties fo:margin-left="1.27cm" fo:margin-top="0.423cm" fo:margin-bottom="0cm" style:contextual-spacing="false" fo:line-height="100%" fo:text-indent="-0.635cm" style:auto-text-indent="false"/>
    </style:style>
    <style:style style:name="P33" style:family="paragraph" style:parent-style-name="normal" style:list-style-name="WWNum3">
      <style:paragraph-properties fo:margin-left="1.27cm" fo:margin-top="0cm" fo:margin-bottom="0.423cm" style:contextual-spacing="false" fo:line-height="100%" fo:text-indent="-0.635cm" style:auto-text-indent="false"/>
    </style:style>
    <style:style style:name="P34" style:family="paragraph" style:parent-style-name="normal" style:list-style-name="WWNum7">
      <style:paragraph-properties fo:margin-left="1.27cm" fo:margin-top="0.423cm" fo:margin-bottom="0cm" style:contextual-spacing="false" fo:line-height="100%" fo:text-indent="-0.635cm" style:auto-text-indent="false"/>
    </style:style>
    <style:style style:name="P35" style:family="paragraph" style:parent-style-name="normal" style:list-style-name="WWNum7">
      <style:paragraph-properties fo:margin-left="1.27cm" fo:margin-top="0cm" fo:margin-bottom="0cm" style:contextual-spacing="false" fo:line-height="100%" fo:text-indent="-0.635cm" style:auto-text-indent="false"/>
    </style:style>
    <style:style style:name="P36" style:family="paragraph" style:parent-style-name="normal" style:list-style-name="WWNum7">
      <style:paragraph-properties fo:margin-left="1.27cm" fo:margin-top="0cm" fo:margin-bottom="0.423cm" style:contextual-spacing="false" fo:line-height="100%" fo:text-indent="-0.635cm" style:auto-text-indent="false"/>
    </style:style>
    <style:style style:name="P37" style:family="paragraph" style:parent-style-name="normal">
      <style:paragraph-properties fo:margin-left="0cm" fo:margin-top="0.423cm" fo:margin-bottom="0.423cm" style:contextual-spacing="false" fo:line-height="100%" fo:text-indent="0cm" style:auto-text-indent="false"/>
    </style:style>
    <style:style style:name="P38" style:family="paragraph" style:parent-style-name="normal" style:list-style-name="WWNum10">
      <style:paragraph-properties fo:margin-left="1.27cm" fo:margin-top="0.423cm" fo:margin-bottom="0cm" style:contextual-spacing="false" fo:line-height="100%" fo:text-indent="-0.635cm" style:auto-text-indent="false"/>
    </style:style>
    <style:style style:name="P39" style:family="paragraph" style:parent-style-name="normal" style:list-style-name="WWNum10">
      <style:paragraph-properties fo:margin-left="1.27cm" fo:margin-top="0cm" fo:margin-bottom="0.423cm" style:contextual-spacing="false" fo:line-height="100%" fo:text-indent="-0.635cm" style:auto-text-indent="false"/>
    </style:style>
    <style:style style:name="P40" style:family="paragraph" style:parent-style-name="normal" style:list-style-name="WWNum2">
      <style:paragraph-properties fo:margin-left="1.27cm" fo:margin-top="0.423cm" fo:margin-bottom="0cm" style:contextual-spacing="false" fo:line-height="100%" fo:text-indent="-0.635cm" style:auto-text-indent="false"/>
    </style:style>
    <style:style style:name="P41" style:family="paragraph" style:parent-style-name="normal" style:list-style-name="WWNum2">
      <style:paragraph-properties fo:margin-left="1.27cm" fo:margin-top="0cm" fo:margin-bottom="0.423cm" style:contextual-spacing="false" fo:line-height="100%" fo:text-indent="-0.635cm" style:auto-text-indent="false"/>
    </style:style>
    <style:style style:name="P42" style:family="paragraph" style:parent-style-name="normal" style:list-style-name="WWNum12">
      <style:paragraph-properties fo:margin-left="1.27cm" fo:margin-top="0.423cm" fo:margin-bottom="0cm" style:contextual-spacing="false" fo:line-height="100%" fo:text-indent="-0.635cm" style:auto-text-indent="false"/>
    </style:style>
    <style:style style:name="P43" style:family="paragraph" style:parent-style-name="normal" style:list-style-name="WWNum12">
      <style:paragraph-properties fo:margin-left="1.27cm" fo:margin-top="0cm" fo:margin-bottom="0cm" style:contextual-spacing="false" fo:line-height="100%" fo:text-indent="-0.635cm" style:auto-text-indent="false"/>
    </style:style>
    <style:style style:name="P44" style:family="paragraph" style:parent-style-name="normal" style:list-style-name="WWNum12">
      <style:paragraph-properties fo:margin-left="1.27cm" fo:margin-top="0cm" fo:margin-bottom="0.423cm" style:contextual-spacing="false" fo:line-height="100%" fo:text-indent="-0.635cm" style:auto-text-indent="false"/>
    </style:style>
    <style:style style:name="P45" style:family="paragraph" style:parent-style-name="normal" style:list-style-name="WWNum14">
      <style:paragraph-properties fo:margin-left="1.27cm" fo:margin-top="0.423cm" fo:margin-bottom="0cm" style:contextual-spacing="false" fo:line-height="100%" fo:text-indent="-0.635cm" style:auto-text-indent="false"/>
    </style:style>
    <style:style style:name="P46" style:family="paragraph" style:parent-style-name="normal" style:list-style-name="WWNum14">
      <style:paragraph-properties fo:margin-left="1.27cm" fo:margin-top="0cm" fo:margin-bottom="0.423cm" style:contextual-spacing="false" fo:line-height="100%" fo:text-indent="-0.635cm" style:auto-text-indent="false"/>
    </style:style>
    <style:style style:name="P47" style:family="paragraph" style:parent-style-name="normal" style:list-style-name="WWNum1">
      <style:paragraph-properties fo:margin-left="1.27cm" fo:margin-top="0.423cm" fo:margin-bottom="0cm" style:contextual-spacing="false" fo:line-height="100%" fo:text-indent="-0.635cm" style:auto-text-indent="false"/>
    </style:style>
    <style:style style:name="P48" style:family="paragraph" style:parent-style-name="normal" style:list-style-name="WWNum1">
      <style:paragraph-properties fo:margin-left="1.27cm" fo:margin-top="0cm" fo:margin-bottom="0.423cm" style:contextual-spacing="false" fo:line-height="100%" fo:text-indent="-0.635cm" style:auto-text-indent="false"/>
    </style:style>
    <style:style style:name="P49" style:family="paragraph" style:parent-style-name="normal">
      <style:paragraph-properties fo:margin-top="0.423cm" fo:margin-bottom="0.423cm" style:contextual-spacing="false" fo:line-height="100%" fo:text-align="justify" style:justify-single-word="false"/>
      <style:text-properties style:font-name="Verdana" style:font-name-asian="Verdana1" style:font-name-complex="Verdana1"/>
    </style:style>
    <style:style style:name="P50" style:family="paragraph" style:parent-style-name="normal">
      <style:paragraph-properties fo:margin-left="0cm" fo:margin-top="0.423cm" fo:margin-bottom="0.423cm" style:contextual-spacing="false" fo:line-height="100%" fo:text-align="justify" style:justify-single-word="false" fo:text-indent="0cm" style:auto-text-indent="false"/>
      <style:text-properties style:font-name="Verdana" style:font-name-asian="Verdana1" style:font-name-complex="Verdana1"/>
    </style:style>
    <style:style style:name="P51" style:family="paragraph" style:parent-style-name="normal">
      <style:paragraph-properties fo:margin-left="0cm" fo:margin-top="0.423cm" fo:margin-bottom="0.423cm" style:contextual-spacing="false" fo:line-height="100%" fo:text-indent="0cm" style:auto-text-indent="false"/>
      <style:text-properties style:font-name="Verdana" style:font-name-asian="Verdana1" style:font-name-complex="Verdana1"/>
    </style:style>
    <style:style style:name="P52" style:family="paragraph" style:parent-style-name="normal">
      <style:paragraph-properties fo:margin-top="0.423cm" fo:margin-bottom="0.423cm" style:contextual-spacing="false" fo:line-height="150%" fo:text-align="justify" style:justify-single-word="false"/>
    </style:style>
    <style:style style:name="P53" style:family="paragraph" style:parent-style-name="normal" style:list-style-name="WWNum4">
      <style:paragraph-properties fo:margin-left="1.27cm" fo:margin-top="0.423cm" fo:margin-bottom="0cm" style:contextual-spacing="false" fo:line-height="150%" fo:text-align="justify" style:justify-single-word="false" fo:text-indent="-0.635cm" style:auto-text-indent="false"/>
    </style:style>
    <style:style style:name="P54" style:family="paragraph" style:parent-style-name="normal" style:list-style-name="WWNum4">
      <style:paragraph-properties fo:margin-left="2.54cm" fo:margin-top="0cm" fo:margin-bottom="0cm" style:contextual-spacing="false" fo:line-height="150%" fo:text-align="justify" style:justify-single-word="false" fo:text-indent="-0.635cm" style:auto-text-indent="false"/>
    </style:style>
    <style:style style:name="P55" style:family="paragraph" style:parent-style-name="normal" style:list-style-name="WWNum4">
      <style:paragraph-properties fo:margin-left="1.27cm" fo:margin-top="0cm" fo:margin-bottom="0cm" style:contextual-spacing="false" fo:line-height="150%" fo:text-align="justify" style:justify-single-word="false" fo:text-indent="-0.635cm" style:auto-text-indent="false"/>
    </style:style>
    <style:style style:name="P56" style:family="paragraph" style:parent-style-name="normal" style:list-style-name="WWNum4">
      <style:paragraph-properties fo:margin-left="2.54cm" fo:margin-top="0cm" fo:margin-bottom="0.423cm" style:contextual-spacing="false" fo:line-height="150%" fo:text-align="justify" style:justify-single-word="false" fo:text-indent="-0.635cm" style:auto-text-indent="false"/>
    </style:style>
    <style:style style:name="P57" style:family="paragraph" style:parent-style-name="normal">
      <style:paragraph-properties fo:text-align="justify" style:justify-single-word="false"/>
    </style:style>
    <style:style style:name="P58" style:family="paragraph" style:parent-style-name="normal">
      <style:paragraph-properties fo:text-align="end" style:justify-single-word="false"/>
    </style:style>
    <style:style style:name="T1" style:family="text">
      <style:text-properties style:font-name="Verdana" fo:font-size="22pt" fo:font-style="italic" fo:font-weight="bold" style:font-name-asian="Verdana1" style:font-size-asian="22pt" style:font-style-asian="italic" style:font-weight-asian="bold" style:font-name-complex="Verdana1" style:font-size-complex="22pt"/>
    </style:style>
    <style:style style:name="T2" style:family="text">
      <style:text-properties style:font-name="Verdana" style:font-name-asian="Verdana1" style:font-name-complex="Verdana1"/>
    </style:style>
    <style:style style:name="T3" style:family="text">
      <style:text-properties style:font-name="Verdana" fo:font-weight="bold" style:font-name-asian="Verdana1" style:font-weight-asian="bold" style:font-name-complex="Verdana1"/>
    </style:style>
    <style:style style:name="T4" style:family="text">
      <style:text-properties style:font-name="Verdana" fo:font-weight="bold" style:font-name-asian="Verdana1" style:font-weight-asian="bold" style:font-name-complex="Verdana1" style:font-weight-complex="bold"/>
    </style:style>
    <style:style style:name="T5" style:family="text">
      <style:text-properties style:font-name="Verdana" style:text-underline-style="none" style:font-name-asian="Verdana1" style:font-name-complex="Verdana1"/>
    </style:style>
    <style:style style:name="T6" style:family="text">
      <style:text-properties fo:color="#ff0000" loext:opacity="100%" style:font-name="Verdana" fo:font-weight="bold" style:font-name-asian="Verdana1" style:font-weight-asian="bold" style:font-name-complex="Verdana1"/>
    </style:style>
    <style:style style:name="T7" style:family="text">
      <style:text-properties fo:color="#188038" loext:opacity="100%" style:font-name="Verdana" style:font-name-asian="Verdana1" style:font-name-complex="Verdan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Formato entrega, trabajo</text:span><text:span text:style-name="T1"/></text:p>
      <text:p text:style-name="P49" loext:marker-style-name="T2"/>
      <text:p text:style-name="P1"><text:bookmark text:name="_dquazh4r424e"/>1. Portada</text:p>
      <text:list text:style-name="WWNum15">
        <text:list-item>
          <text:p text:style-name="P5"><text:span text:style-name="T3">Título corto</text:span><text:span text:style-name="T2">: Simple y claro. Ejemplo: "Tools4Apps".</text:span></text:p>
        </text:list-item>
        <text:list-item>
          <text:p text:style-name="P6"><text:span text:style-name="T3">Título del trabajo</text:span><text:span text:style-name="T2">: Debe ser claro y representativo del contenido. Ejemplo: "Herramientas para la creación de aplicaciones multimedia en múltiples plataformas".</text:span></text:p>
        </text:list-item>
        <text:list-item>
          <text:p text:style-name="P6"><text:span text:style-name="T3">Nombre del equipo</text:span><text:span text:style-name="T2">.</text:span></text:p>
          <text:list>
            <text:list-item>
              <text:p text:style-name="P7" loext:marker-style-name="T5"><text:span text:style-name="T2">Nombre apellidos y DNI miembro 1</text:span><text:span text:style-name="T5"/></text:p>
            </text:list-item>
            <text:list-item>
              <text:p text:style-name="P7" loext:marker-style-name="T5"><text:span text:style-name="T2">..</text:span><text:span text:style-name="T5"/></text:p>
            </text:list-item>
            <text:list-item>
              <text:p text:style-name="P7" loext:marker-style-name="T5"><text:span text:style-name="T2">…</text:span><text:span text:style-name="T5"/></text:p>
            </text:list-item>
            <text:list-item>
              <text:p text:style-name="P8" loext:marker-style-name="T2"><text:span text:style-name="T2">Nombre apellidos y DNI miembro 4</text:span><text:span text:style-name="T2"/></text:p>
            </text:list-item>
          </text:list>
        </text:list-item>
      </text:list>
      <text:p text:style-name="P50" loext:marker-style-name="T2"/>
      <text:p text:style-name="P1"><text:bookmark text:name="_fwfttocrd626"/>2. Índice</text:p>
      <text:p text:style-name="P9" loext:marker-style-name="T2"><text:span text:style-name="T2">Un listado con los apartados principales y subapartados del trabajo, indicando la página correspondiente.</text:span><text:span text:style-name="T2"/></text:p>
      <text:p text:style-name="P1"><text:bookmark text:name="_74j973vv1658"/>3. Introducción</text:p>
      <text:list text:style-name="WWNum8">
        <text:list-item>
          <text:p text:style-name="P10" loext:marker-style-name="T2"><text:span text:style-name="T2">Explicación breve sobre qué son las aplicaciones multimedia y su importancia en el mundo actual.</text:span><text:span text:style-name="T2"/></text:p>
        </text:list-item>
        <text:list-item>
          <text:p text:style-name="P11" loext:marker-style-name="T2"><text:span text:style-name="T2">Mención del objetivo del trabajo: Investigar y comparar programas para la creación de apps multimedia, tanto gratuitos como de pago, y para diferentes plataformas (Android, iOS, etc.).</text:span><text:span text:style-name="T2"/></text:p>
        </text:list-item>
        <text:list-item>
          <text:p text:style-name="P12" loext:marker-style-name="T2"><text:span text:style-name="T2">Justificación de por qué es relevante conocer estas herramientas.</text:span><text:span text:style-name="T2"/></text:p>
        </text:list-item>
      </text:list>
      <text:p text:style-name="P1" loext:marker-style-name="T2"><text:bookmark text:name="_u8p55mq0tz4b"/>4. Marco Teórico<text:span text:style-name="T2"/></text:p>
      <text:list text:style-name="WWNum11">
        <text:list-item>
          <text:p text:style-name="P13"><text:span text:style-name="T3">Plataformas de desarrollo</text:span><text:span text:style-name="T2">: Breve descripción de los principales sistemas operativos móviles (Android, iOS, otros como Windows Mobile o sistemas para Smart TV) y su importancia en el mercado.</text:span></text:p>
        </text:list-item>
        <text:list-item>
          <text:p text:style-name="P14"><text:span text:style-name="T3">Tipos de herramientas</text:span><text:span text:style-name="T2">: Diferenciar entre herramientas gratuitas y de pago, así como entre aquellas que permiten desarrollos nativos o multiplataforma.</text:span></text:p>
        </text:list-item>
        <text:list-item>
          <text:p text:style-name="P15" loext:marker-style-name="T5"><text:span text:style-name="T2">Lenguajes de programación: </text:span><text:span text:style-name="T5"/></text:p>
        </text:list-item>
      </text:list>
      <text:p text:style-name="P1"><text:bookmark text:name="_5qdt87qoh5fr"/>5. Descripción de Herramientas para la Creación de Aplicaciones Multimedia</text:p>
      <text:p text:style-name="P52" loext:marker-style-name="T2"><text:span text:style-name="T2">Describir las principales herramientas, tanto gratuitas como de pago, organizadas en dos categorías:</text:span><text:span text:style-name="T2"/></text:p>
      <text:list text:style-name="WWNum4">
        <text:list-item>
          <text:p text:style-name="P53" loext:marker-style-name="T2"><text:soft-page-break/><text:span text:style-name="T3">Herramientas Gratuitas</text:span><text:span text:style-name="T3"/></text:p>
          <text:list>
            <text:list-item>
              <text:p text:style-name="P54" loext:marker-style-name="T2"><text:span text:style-name="T2">Nombre de la herramienta.</text:span><text:span text:style-name="T2"/></text:p>
            </text:list-item>
            <text:list-item>
              <text:p text:style-name="P54" loext:marker-style-name="T2"><text:span text:style-name="T2">Breve descripción.</text:span><text:span text:style-name="T2"/></text:p>
            </text:list-item>
            <text:list-item>
              <text:p text:style-name="P54" loext:marker-style-name="T2"><text:span text:style-name="T2">Sistemas operativos compatibles (Android, iOS, etc.).</text:span><text:span text:style-name="T2"/></text:p>
            </text:list-item>
            <text:list-item>
              <text:p text:style-name="P54" loext:marker-style-name="T2"><text:span text:style-name="T2">Características principales: facilidad de uso, capacidades multimedia, plugins o extensiones.</text:span><text:span text:style-name="T2"/></text:p>
            </text:list-item>
            <text:list-item>
              <text:p text:style-name="P54" loext:marker-style-name="T5"><text:span text:style-name="T2">Lenguaje/s de programación</text:span><text:span text:style-name="T5"/></text:p>
            </text:list-item>
          </text:list>
        </text:list-item>
        <text:list-item>
          <text:p text:style-name="P55" loext:marker-style-name="T2"><text:span text:style-name="T3">Herramientas de Pago</text:span><text:span text:style-name="T3"/></text:p>
          <text:list>
            <text:list-item>
              <text:p text:style-name="P54" loext:marker-style-name="T2"><text:span text:style-name="T2">Nombre de la herramienta.</text:span><text:span text:style-name="T2"/></text:p>
            </text:list-item>
            <text:list-item>
              <text:p text:style-name="P54" loext:marker-style-name="T2"><text:span text:style-name="T2">Breve descripción.</text:span><text:span text:style-name="T2"/></text:p>
            </text:list-item>
            <text:list-item>
              <text:p text:style-name="P54" loext:marker-style-name="T2"><text:span text:style-name="T2">Sistemas operativos compatibles.</text:span><text:span text:style-name="T2"/></text:p>
            </text:list-item>
            <text:list-item>
              <text:p text:style-name="P54" loext:marker-style-name="T2"><text:span text:style-name="T2">Características principales: ventajas sobre las herramientas gratuitas, coste, soporte y actualización.</text:span><text:span text:style-name="T2"/></text:p>
            </text:list-item>
            <text:list-item>
              <text:p text:style-name="P56" loext:marker-style-name="T2"><text:span text:style-name="T2">Lenguaje/s de programación</text:span><text:span text:style-name="T2"/></text:p>
            </text:list-item>
          </text:list>
        </text:list-item>
      </text:list>
      <text:p text:style-name="P1"><text:bookmark text:name="_9jv6j6ukrz0j"/>6. Comparativa de Herramientas (Tabla)</text:p>
      <text:p text:style-name="P16" loext:marker-style-name="T2"><text:span text:style-name="T2">Los alumnos deben elaborar una </text:span><text:span text:style-name="T3">tabla comparativa</text:span><text:span text:style-name="T2"> donde se reflejen las características más relevantes de cada programa. Algunos aspectos que podrían incluir son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57" loext:marker-style-name="T2"><text:span text:style-name="T3">Nombre</text:span><text:span text:style-name="T3"/></text:p>
          </table:table-cell>
          <table:table-cell table:style-name="Tabla1.A1" office:value-type="string">
            <text:p text:style-name="P57" loext:marker-style-name="T2"><text:span text:style-name="T3">Gratuita/De pago</text:span><text:span text:style-name="T3"/></text:p>
          </table:table-cell>
          <table:table-cell table:style-name="Tabla1.A1" office:value-type="string">
            <text:p text:style-name="P57" loext:marker-style-name="T2"><text:span text:style-name="T3">Plataformas soportadas</text:span><text:span text:style-name="T3"/></text:p>
          </table:table-cell>
          <table:table-cell table:style-name="Tabla1.A1" office:value-type="string">
            <text:p text:style-name="P57" loext:marker-style-name="T2"><text:span text:style-name="T3">Facilidad de uso</text:span><text:span text:style-name="T3"/></text:p>
          </table:table-cell>
          <table:table-cell table:style-name="Tabla1.A1" office:value-type="string">
            <text:p text:style-name="P57" loext:marker-style-name="T2"><text:span text:style-name="T3">Capacidades multimedia</text:span><text:span text:style-name="T3"/></text:p>
          </table:table-cell>
          <table:table-cell table:style-name="Tabla1.A1" office:value-type="string">
            <text:p text:style-name="P57" loext:marker-style-name="T2"><text:span text:style-name="T3">Plugins/extensiones</text:span><text:span text:style-name="T3"/></text:p>
          </table:table-cell>
          <table:table-cell table:style-name="Tabla1.A1" office:value-type="string">
            <text:p text:style-name="P57" loext:marker-style-name="T2"><text:span text:style-name="T3">Coste (si aplica)</text:span><text:span text:style-name="T3"/></text:p>
          </table:table-cell>
        </table:table-row>
        <table:table-row table:style-name="Tabla1.1">
          <table:table-cell table:style-name="Tabla1.A1" office:value-type="string">
            <text:p text:style-name="P57" loext:marker-style-name="T2"><text:span text:style-name="T2">Herramienta A</text:span><text:span text:style-name="T2"/></text:p>
          </table:table-cell>
          <table:table-cell table:style-name="Tabla1.A1" office:value-type="string">
            <text:p text:style-name="P57" loext:marker-style-name="T2"><text:span text:style-name="T2">Gratuita</text:span><text:span text:style-name="T2"/></text:p>
          </table:table-cell>
          <table:table-cell table:style-name="Tabla1.A1" office:value-type="string">
            <text:p text:style-name="P57" loext:marker-style-name="T2"><text:span text:style-name="T2">Android, iOS</text:span><text:span text:style-name="T2"/></text:p>
          </table:table-cell>
          <table:table-cell table:style-name="Tabla1.A1" office:value-type="string">
            <text:p text:style-name="P57" loext:marker-style-name="T2"><text:span text:style-name="T2">Alta</text:span><text:span text:style-name="T2"/></text:p>
          </table:table-cell>
          <table:table-cell table:style-name="Tabla1.A1" office:value-type="string">
            <text:p text:style-name="P57" loext:marker-style-name="T2"><text:span text:style-name="T2">Video, audio, animación</text:span><text:span text:style-name="T2"/></text:p>
          </table:table-cell>
          <table:table-cell table:style-name="Tabla1.A1" office:value-type="string">
            <text:p text:style-name="P57" loext:marker-style-name="T2"><text:span text:style-name="T2">Sí</text:span><text:span text:style-name="T2"/></text:p>
          </table:table-cell>
          <table:table-cell table:style-name="Tabla1.A1" office:value-type="string">
            <text:p text:style-name="P57" loext:marker-style-name="T2"><text:span text:style-name="T2">N/A</text:span><text:span text:style-name="T2"/></text:p>
          </table:table-cell>
        </table:table-row>
        <table:table-row table:style-name="Tabla1.1">
          <table:table-cell table:style-name="Tabla1.A1" office:value-type="string">
            <text:p text:style-name="P57" loext:marker-style-name="T2"><text:span text:style-name="T2">Herramienta B</text:span><text:span text:style-name="T2"/></text:p>
          </table:table-cell>
          <table:table-cell table:style-name="Tabla1.A1" office:value-type="string">
            <text:p text:style-name="P57" loext:marker-style-name="T2"><text:span text:style-name="T2">De pago</text:span><text:span text:style-name="T2"/></text:p>
          </table:table-cell>
          <table:table-cell table:style-name="Tabla1.A1" office:value-type="string">
            <text:p text:style-name="P57" loext:marker-style-name="T2"><text:span text:style-name="T2">Android, iOS, TV</text:span><text:span text:style-name="T2"/></text:p>
          </table:table-cell>
          <table:table-cell table:style-name="Tabla1.A1" office:value-type="string">
            <text:p text:style-name="P57" loext:marker-style-name="T2"><text:span text:style-name="T2">Media</text:span><text:span text:style-name="T2"/></text:p>
          </table:table-cell>
          <table:table-cell table:style-name="Tabla1.A1" office:value-type="string">
            <text:p text:style-name="P57" loext:marker-style-name="T2"><text:span text:style-name="T2">Gráficos 3D, audio</text:span><text:span text:style-name="T2"/></text:p>
          </table:table-cell>
          <table:table-cell table:style-name="Tabla1.A1" office:value-type="string">
            <text:p text:style-name="P57" loext:marker-style-name="T2"><text:span text:style-name="T2">No</text:span><text:span text:style-name="T2"/></text:p>
          </table:table-cell>
          <table:table-cell table:style-name="Tabla1.A1" office:value-type="string">
            <text:p text:style-name="P57" loext:marker-style-name="T2"><text:span text:style-name="T2">199€/año</text:span><text:span text:style-name="T2"/></text:p>
          </table:table-cell>
        </table:table-row>
      </table:table>
      <text:p text:style-name="P16" loext:marker-style-name="T6"><text:span text:style-name="T6">Añadir columna del lenguaje de programación.</text:span><text:span text:style-name="T6"/></text:p>
      <text:p text:style-name="P49" loext:marker-style-name="T2"/>
      <text:p text:style-name="P16" loext:marker-style-name="T2"><text:span text:style-name="T2">Esta tabla permite comparar de forma rápida y visual las características más importantes.</text:span><text:span text:style-name="T2"/></text:p>
      <text:p text:style-name="P1"><text:bookmark text:name="_4ikbddzblvv2"/>7. Gráficos y Elementos Visuales</text:p>
      <text:list text:style-name="WWNum13">
        <text:list-item>
          <text:p text:style-name="P17" loext:marker-style-name="T2"><text:span text:style-name="T2">Incluir gráficos que faciliten la comprensión del contenido. Por ejemplo:</text:span><text:span text:style-name="T2"/></text:p>
          <text:list>
            <text:list-item>
              <text:p text:style-name="P18" loext:marker-style-name="T2"><text:soft-page-break/><text:span text:style-name="T2">Gráficas de barras o circulares que muestren la popularidad de cada herramienta.</text:span><text:span text:style-name="T2"/></text:p>
            </text:list-item>
            <text:list-item>
              <text:p text:style-name="P18" loext:marker-style-name="T2"><text:span text:style-name="T2">Diagramas que ilustren el proceso de creación de una aplicación multimedia en una de las herramientas seleccionadas.</text:span><text:span text:style-name="T2"/></text:p>
            </text:list-item>
            <text:list-item>
              <text:p text:style-name="P19" loext:marker-style-name="T2"><text:span text:style-name="T2">Capturas de pantalla de las interfaces de las herramientas.</text:span><text:span text:style-name="T2"/></text:p>
            </text:list-item>
          </text:list>
        </text:list-item>
      </text:list>
      <text:p text:style-name="P1"><text:bookmark text:name="_knj61c6cmyrf"/>8. Conclusiones</text:p>
      <text:list text:style-name="WWNum6">
        <text:list-item>
          <text:p text:style-name="P20" loext:marker-style-name="T2"><text:span text:style-name="T2">Resumen de los hallazgos más importantes.</text:span><text:span text:style-name="T2"/></text:p>
        </text:list-item>
        <text:list-item>
          <text:p text:style-name="P21" loext:marker-style-name="T2"><text:span text:style-name="T2">Reflexión sobre cuál herramienta es más conveniente dependiendo del contexto (presupuesto, complejidad del proyecto, facilidad de uso, etc.).</text:span><text:span text:style-name="T2"/></text:p>
        </text:list-item>
        <text:list-item>
          <text:p text:style-name="P22" loext:marker-style-name="T2"><text:span text:style-name="T2">Comentarios finales sobre la importancia de contar con la herramienta adecuada para el desarrollo de aplicaciones multimedia.</text:span><text:span text:style-name="T2"/></text:p>
        </text:list-item>
      </text:list>
      <text:p text:style-name="P1"><text:bookmark text:name="_we8abfsg2ik8"/>9. Bibliografía</text:p>
      <text:p text:style-name="P9" loext:marker-style-name="T2"><text:span text:style-name="T2">Listar todas las fuentes utilizadas (páginas web, artículos, libros, etc.) siguiendo un formato de citación apropiado (APA, MLA, etc.).</text:span><text:span text:style-name="T2"/></text:p>
      <text:p text:style-name="P49" loext:marker-style-name="T2"/>
      <text:p text:style-name="P2"><text:bookmark text:name="_qq52vzr1zs6u"/></text:p>
      <text:p text:style-name="P3"><text:bookmark text:name="_98titdjsnmng"/>10. Formato y pautas de entrega</text:p>
      <text:p text:style-name="P23" loext:marker-style-name="T2"><text:span text:style-name="T2">Pautas y Formato de Entrega del Proyecto</text:span><text:span text:style-name="T2"/></text:p>
      <text:p text:style-name="P24" loext:marker-style-name="T2"><text:span text:style-name="T2">1. Formato del Documento</text:span><text:span text:style-name="T2"/></text:p>
      <text:list text:style-name="WWNum9">
        <text:list-item>
          <text:p text:style-name="P26" loext:marker-style-name="T2"><text:span text:style-name="T3">Formato de archivo</text:span><text:span text:style-name="T2">: El proyecto debe entregarse en </text:span><text:span text:style-name="T3">PDF</text:span><text:span text:style-name="T2">.</text:span></text:p>
        </text:list-item>
        <text:list-item>
          <text:p text:style-name="P27" loext:marker-style-name="T2"><text:span text:style-name="T3">Nombre del archivo</text:span><text:span text:style-name="T2">: El archivo debe nombrarse de la siguiente manera: </text:span><text:span text:style-name="T7">Grupo_Nºmiembros_Título_corto_del_trabajo.pdf</text:span><text:span text:style-name="T2">. Ejemplo: </text:span><text:span text:style-name="T7">Grupo-A_5_Tools4Apps.pdf</text:span><text:span text:style-name="T2">.</text:span></text:p>
        </text:list-item>
      </text:list>
      <text:p text:style-name="P24" loext:marker-style-name="T2"><text:span text:style-name="T2">2. Tamaño y tipo de letra</text:span><text:span text:style-name="T2"/></text:p>
      <text:list text:style-name="WWNum5">
        <text:list-item>
          <text:p text:style-name="P28" loext:marker-style-name="T2"><text:span text:style-name="T3">Tipo de letra</text:span><text:span text:style-name="T2">: Utilizar una fuente legible y formal como </text:span><text:span text:style-name="T3">Times New Roman</text:span><text:span text:style-name="T2"> o </text:span><text:span text:style-name="T3">Arial</text:span><text:span text:style-name="T2">.</text:span></text:p>
        </text:list-item>
        <text:list-item>
          <text:p text:style-name="P29" loext:marker-style-name="T2"><text:span text:style-name="T3">Tamaño de letra</text:span><text:span text:style-name="T2">:</text:span></text:p>
          <text:list>
            <text:list-item>
              <text:p text:style-name="P30" loext:marker-style-name="T2"><text:span text:style-name="T3">Texto principal</text:span><text:span text:style-name="T2">: 12 puntos.</text:span></text:p>
            </text:list-item>
            <text:list-item>
              <text:p text:style-name="P30" loext:marker-style-name="T2"><text:span text:style-name="T3">Títulos y subtítulos</text:span><text:span text:style-name="T2">: Tamaño 14 o 16 puntos, </text:span><text:span text:style-name="T4">negrita</text:span><text:span text:style-name="T2">.</text:span></text:p>
            </text:list-item>
          </text:list>
        </text:list-item>
        <text:list-item>
          <text:p text:style-name="P29" loext:marker-style-name="T2"><text:span text:style-name="T3">Espaciado</text:span><text:span text:style-name="T2">:</text:span></text:p>
          <text:list>
            <text:list-item>
              <text:p text:style-name="P30" loext:marker-style-name="T2"><text:span text:style-name="T3">Texto principal</text:span><text:span text:style-name="T2">: Interlineado de </text:span><text:span text:style-name="T3">1.5</text:span><text:span text:style-name="T2">.</text:span></text:p>
            </text:list-item>
            <text:list-item>
              <text:p text:style-name="P30" loext:marker-style-name="T2"><text:span text:style-name="T3">Títulos y subtítulos</text:span><text:span text:style-name="T2">: Espacio antes y después de 12 puntos para diferenciarlos del texto.</text:span></text:p>
            </text:list-item>
          </text:list>
        </text:list-item>
        <text:list-item>
          <text:p text:style-name="P31" loext:marker-style-name="T2"><text:span text:style-name="T3">Alineación del texto</text:span><text:span text:style-name="T2">: Justificado para el cuerpo del texto, y alineación centrada para títulos principales.</text:span></text:p>
        </text:list-item>
      </text:list>
      <text:p text:style-name="P24" loext:marker-style-name="T2"><text:span text:style-name="T2">3. Paginación</text:span><text:span text:style-name="T2"/></text:p>
      <text:list text:style-name="WWNum3">
        <text:list-item>
          <text:p text:style-name="P32" loext:marker-style-name="T2"><text:span text:style-name="T2">Todas las páginas deben estar numeradas en el </text:span><text:span text:style-name="T3">pie de página</text:span><text:span text:style-name="T2">, comenzando en la </text:span><text:span text:style-name="T3">Introducción</text:span><text:span text:style-name="T2"> (página 1).</text:span></text:p>
        </text:list-item>
        <text:list-item>
          <text:p text:style-name="P33" loext:marker-style-name="T2"><text:span text:style-name="T3">Portada</text:span><text:span text:style-name="T2"> e </text:span><text:span text:style-name="T3">índice</text:span><text:span text:style-name="T2"> no deben llevar número de página, pero sí deben contarse.</text:span></text:p>
        </text:list-item>
      </text:list>
      <text:p text:style-name="P24" loext:marker-style-name="T2"><text:span text:style-name="T2">4. Estructura del Documento</text:span><text:span text:style-name="T2"/></text:p>
      <text:p text:style-name="P25" loext:marker-style-name="T2"><text:span text:style-name="T2">a) Portada</text:span><text:span text:style-name="T2"/></text:p>
      <text:list text:style-name="WWNum7">
        <text:list-item>
          <text:p text:style-name="P34" loext:marker-style-name="T2"><text:span text:style-name="T3">Título corto.</text:span><text:span text:style-name="T3"/></text:p>
        </text:list-item>
        <text:list-item>
          <text:p text:style-name="P35" loext:marker-style-name="T2"><text:span text:style-name="T3">Título del trabajo</text:span><text:span text:style-name="T2"> (centrado, en negrita, tamaño de letra 18 puntos).</text:span></text:p>
        </text:list-item>
        <text:list-item>
          <text:p text:style-name="P35" loext:marker-style-name="T2"><text:span text:style-name="T3">Nombre del grupo</text:span><text:span text:style-name="T2">.</text:span></text:p>
        </text:list-item>
        <text:list-item>
          <text:p text:style-name="P36" loext:marker-style-name="T2"><text:span text:style-name="T3">Nombre y primer apellido de cada integrante.</text:span><text:span text:style-name="T3"/></text:p>
        </text:list-item>
      </text:list>
      <text:p text:style-name="P37" loext:marker-style-name="T2"><text:span text:style-name="T3">Nota: </text:span><text:span text:style-name="T2">Tanto grupo como integrantes alineados parte derecha fondo portada.</text:span></text:p>
      <text:p text:style-name="P25" loext:marker-style-name="T2"><text:span text:style-name="T2">b) Índice</text:span><text:span text:style-name="T2"/></text:p>
      <text:list text:style-name="WWNum10">
        <text:list-item>
          <text:p text:style-name="P38" loext:marker-style-name="T2"><text:span text:style-name="T2">Listado de secciones y subsecciones con el número de página correspondiente.</text:span><text:span text:style-name="T2"/></text:p>
        </text:list-item>
        <text:list-item>
          <text:p text:style-name="P39" loext:marker-style-name="T2"><text:span text:style-name="T2">Debe tener una estructura clara y reflejar el contenido de cada apartado.</text:span><text:span text:style-name="T2"/></text:p>
        </text:list-item>
      </text:list>
      <text:p text:style-name="P25" loext:marker-style-name="T2"><text:span text:style-name="T2">c) Introducción</text:span><text:span text:style-name="T2"/></text:p>
      <text:list text:style-name="WWNum2">
        <text:list-item>
          <text:p text:style-name="P40" loext:marker-style-name="T2"><text:span text:style-name="T2">Un párrafo que describa el tema del trabajo y los objetivos generales.</text:span><text:span text:style-name="T2"/></text:p>
        </text:list-item>
        <text:list-item>
          <text:p text:style-name="P41" loext:marker-style-name="T2"><text:soft-page-break/><text:span text:style-name="T2">Explicación breve del propósito del trabajo y la importancia de las herramientas para la creación de aplicaciones multimedia.</text:span><text:span text:style-name="T2"/></text:p>
        </text:list-item>
      </text:list>
      <text:p text:style-name="P25" loext:marker-style-name="T2"><text:span text:style-name="T2">d) Cuerpo del Trabajo</text:span><text:span text:style-name="T2"/></text:p>
      <text:list text:style-name="WWNum12">
        <text:list-item>
          <text:p text:style-name="P42" loext:marker-style-name="T2"><text:span text:style-name="T3">Subtítulos claros</text:span><text:span text:style-name="T2"> para organizar la información.</text:span></text:p>
        </text:list-item>
        <text:list-item>
          <text:p text:style-name="P43" loext:marker-style-name="T2"><text:span text:style-name="T2">Cada apartado debe comenzar en una nueva página (salto de página).</text:span><text:span text:style-name="T2"/></text:p>
        </text:list-item>
        <text:list-item>
          <text:p text:style-name="P43" loext:marker-style-name="T2"><text:span text:style-name="T2">Descripciones de las herramientas, plataformas y características, con explicaciones claras y concisas.</text:span><text:span text:style-name="T2"/></text:p>
        </text:list-item>
        <text:list-item>
          <text:p text:style-name="P44" loext:marker-style-name="T2"><text:span text:style-name="T3">Incluir gráficos, tablas o imágenes</text:span><text:span text:style-name="T2"> que aporten al contenido. Todos los gráficos deben tener títulos y numeración. Ejemplo: “Gráfico 1. Comparación de herramientas”.</text:span></text:p>
        </text:list-item>
      </text:list>
      <text:p text:style-name="P25" loext:marker-style-name="T2"><text:span text:style-name="T2">e) Tabla Comparativa</text:span><text:span text:style-name="T2"/></text:p>
      <text:list text:style-name="WWNum14">
        <text:list-item>
          <text:p text:style-name="P45" loext:marker-style-name="T2"><text:span text:style-name="T2">Una tabla clara y organizada, que cumpla con los criterios establecidos (nombre de la herramienta, coste, plataformas, características, etc.).</text:span><text:span text:style-name="T2"/></text:p>
        </text:list-item>
        <text:list-item>
          <text:p text:style-name="P46" loext:marker-style-name="T2"><text:span text:style-name="T2">La tabla debe estar alineada al centro y tener un título, por ejemplo: “Tabla 1. Comparativa de herramientas para creación de apps multimedia”.</text:span><text:span text:style-name="T2"/></text:p>
        </text:list-item>
      </text:list>
      <text:p text:style-name="P51" loext:marker-style-name="T2"/>
      <text:p text:style-name="P24" loext:marker-style-name="T2"><text:span text:style-name="T2">5. Entrega digital</text:span><text:span text:style-name="T2"/></text:p>
      <text:list text:style-name="WWNum1">
        <text:list-item>
          <text:p text:style-name="P47" loext:marker-style-name="T2"><text:span text:style-name="T2">El documento debe subirse a la plataforma virtual en el formato </text:span><text:span text:style-name="T3">PDF</text:span><text:span text:style-name="T2"> antes de la fecha límite.</text:span></text:p>
        </text:list-item>
        <text:list-item>
          <text:p text:style-name="P48" loext:marker-style-name="T2"><text:span text:style-name="T2">El archivo debe estar libre de errores de ortografía y gramática. Es recomendable revisarlo detenidamente antes de la entrega.</text:span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gl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gl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13T20:51:14.749000000</dc:date>
    <meta:editing-duration>PT1H44M58S</meta:editing-duration>
    <meta:editing-cycles>1</meta:editing-cycles>
    <meta:document-statistic meta:table-count="1" meta:image-count="0" meta:object-count="0" meta:page-count="5" meta:paragraph-count="111" meta:word-count="894" meta:character-count="5804" meta:non-whitespace-character-count="5080"/>
    <meta:generator>LibreOffice/24.2.3.2$Windows_X86_64 LibreOffice_project/433d9c2ded56988e8a90e6b2e771ee4e6a5ab2ba</meta:generator>
  </office:meta>
</office:document-meta>
</file>